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ry_KacstQurn" svg:font-family="mry_KacstQu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1a6328" officeooo:paragraph-rsid="001a6328"/>
    </style:style>
    <style:style style:name="P2" style:family="paragraph" style:parent-style-name="Footer">
      <style:text-properties officeooo:rsid="001a6328" officeooo:paragraph-rsid="001a6328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5a2bc" officeooo:paragraph-rsid="0025a2bc" style:font-size-asian="10pt" style:font-size-complex="10pt"/>
    </style:style>
    <style:style style:name="P4" style:family="paragraph" style:parent-style-name="Standard">
      <style:text-properties style:font-name="Arial" officeooo:rsid="00160fea" officeooo:paragraph-rsid="0025a2bc"/>
    </style:style>
    <style:style style:name="P5" style:family="paragraph" style:parent-style-name="Standard">
      <style:text-properties style:font-name="Arial" officeooo:rsid="00237663" officeooo:paragraph-rsid="00237663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25a2bc" officeooo:paragraph-rsid="0025a2bc" style:font-size-asian="12pt" style:font-size-complex="12pt"/>
    </style:style>
    <style:style style:name="P7" style:family="paragraph" style:parent-style-name="Text_20_body">
      <style:text-properties style:font-name="Arial" fo:font-size="8pt" officeooo:rsid="00237663" officeooo:paragraph-rsid="00237663" style:font-size-asian="8pt" style:font-size-complex="8pt"/>
    </style:style>
    <style:style style:name="P8" style:family="paragraph" style:parent-style-name="Standard">
      <style:text-properties style:font-name="Arial" officeooo:paragraph-rsid="0025a2bc"/>
    </style:style>
    <style:style style:name="P9" style:family="paragraph" style:parent-style-name="Standard">
      <style:text-properties style:font-name="Arial" officeooo:rsid="00160fea" officeooo:paragraph-rsid="0025a2bc"/>
    </style:style>
    <style:style style:name="P10" style:family="paragraph" style:parent-style-name="Text_20_body">
      <style:text-properties style:font-name="Arial" fo:font-size="8pt" officeooo:rsid="00237663" officeooo:paragraph-rsid="002abbb1" style:font-size-asian="8pt" style:font-size-complex="8pt"/>
    </style:style>
    <style:style style:name="P11" style:family="paragraph" style:parent-style-name="Heading_20_1">
      <style:paragraph-properties fo:text-align="start" style:justify-single-word="false"/>
      <style:text-properties officeooo:paragraph-rsid="00160fea"/>
    </style:style>
    <style:style style:name="P12" style:family="paragraph" style:parent-style-name="Heading_20_1">
      <style:paragraph-properties fo:text-align="start" style:justify-single-word="false"/>
      <style:text-properties style:font-name="mry_KacstQurn" fo:font-size="26pt" officeooo:rsid="001fb4d5" officeooo:paragraph-rsid="00160fea" style:font-size-asian="26pt" style:font-size-complex="26pt"/>
    </style:style>
    <style:style style:name="P13" style:family="paragraph" style:parent-style-name="Heading_20_2">
      <style:text-properties style:font-name="Arial" fo:font-size="12pt" fo:font-weight="normal" officeooo:paragraph-rsid="00237663" style:font-size-asian="12pt" style:font-weight-asian="normal" style:font-size-complex="12pt" style:font-weight-complex="normal"/>
    </style:style>
    <style:style style:name="T1" style:family="text">
      <style:text-properties officeooo:rsid="00176636"/>
    </style:style>
    <style:style style:name="T2" style:family="text">
      <style:text-properties officeooo:rsid="00237663"/>
    </style:style>
    <style:style style:name="T3" style:family="text">
      <style:text-properties style:font-name="mry_KacstQurn" fo:font-size="26pt" officeooo:rsid="001fb4d5" style:font-size-asian="26pt" style:font-size-complex="26pt"/>
    </style:style>
    <style:style style:name="T4" style:family="text">
      <style:text-properties style:font-name="mry_KacstQurn" fo:font-size="26pt" officeooo:rsid="00160fea" style:font-size-asian="26pt" style:font-size-complex="26pt"/>
    </style:style>
    <style:style style:name="T5" style:family="text">
      <style:text-properties officeooo:rsid="00293a67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/>
      <text:h text:style-name="P12" text:outline-level="1"/>
      <text:h text:style-name="P11" text:outline-level="1"><text:span text:style-name="T3">H</text:span><text:span text:style-name="T4">Y-controlboard</text:span></text:h>
      <text:p text:style-name="P3"/>
      <text:p text:style-name="P6"/>
      <text:p text:style-name="P6"/>
      <text:p text:style-name="P6">Generic purpose control board for measurements and control</text:p>
      <text:p text:style-name="P4"/>
      <text:p text:style-name="P4">Version 2.3 <text:span text:style-name="T5">PCB Layout</text:span></text:p>
      <text:p text:style-name="P4"/>
      <text:p text:style-name="P8"/>
      <text:h text:style-name="P13" text:outline-level="2">Known iss<text:span text:style-name="T2">u</text:span>es, <text:span text:style-name="T2">date: 2018-10-04:</text:span></text:h>
      <text:p text:style-name="P5"/>
      <text:p text:style-name="P10">-CONN4 and U15 are in collision. CONN4 needs manual cut to fit. </text:p>
      <text:p text:style-name="P10">-CONN13 and R32 are in collision. CONN13 needs manual cut to fit. </text:p>
      <text:p text:style-name="P10">-COINCELL too close to connector EXT1 and EXT2. </text:p>
      <text:p text:style-name="P10">-COINCELL at front of J37. </text:p>
      <text:p text:style-name="P10">-CONN6 holes loose </text:p>
      <text:p text:style-name="P10">-CONN20 holes loose</text:p>
      <text:p text:style-name="P10"><text:s/>-EXT2 holes loose </text:p>
      <text:p text:style-name="P10">-EXT1 holes loose </text:p>
      <text:p text:style-name="P10">-CONN17 holes loose</text:p>
      <text:p text:style-name="P10"><text:s/>-M1 holes loo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ry_KacstQurn" svg:font-family="mry_KacstQu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a6328" officeooo:paragraph-rsid="001a6328"/>
    </style:style>
    <style:style style:name="MP2" style:family="paragraph" style:parent-style-name="Footer">
      <style:text-properties officeooo:rsid="001a6328" officeooo:paragraph-rsid="001a6328"/>
    </style:style>
    <style:style style:name="MP3" style:family="paragraph" style:parent-style-name="Standard">
      <style:paragraph-properties fo:text-align="start" style:justify-single-word="false"/>
      <style:text-properties style:font-name="Arial" fo:font-size="10pt" officeooo:rsid="0025a2bc" officeooo:paragraph-rsid="0025a2bc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ext:p text:style-name="MP3">HY controlboard - Generic purpose control board for measurements and control</text:p>
        <text:p text:style-name="MP3">Copyright (c) 2018 Frans Korhonen</text:p>
        <text:p text:style-name="MP3"/>
        <text:p text:style-name="MP3">HY controlboard was originally developed at Institute for Atmospheric and Earth System Research / Physics, Faculty of Science, University of Helsinki, Finland</text:p>
        <text:p text:style-name="MP3"/>
        <text:p text:style-name="MP3">Assistance, experience, and feedback from following persons have been critical in the original work: Erkki Siivola, Lauri Ahonen, <text:s/>Juha Kangasluoma, Pasi Aalto, Markku Kulmala and Tuukka Petäjä.</text:p>
        <text:p text:style-name="MP3"/>
        <text:p text:style-name="MP3">This work is licensed under the Creative Commons Attribution-ShareAlike 4.0 International License.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9:50:04.334768323</meta:creation-date>
    <dc:date>2018-10-04T21:13:56.661624509</dc:date>
    <meta:editing-duration>PT47M58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49" meta:character-count="1001" meta:non-whitespace-character-count="860"/>
  </office:meta>
</office:document-meta>
</file>